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style:font-name="Arial" fo:font-size="12pt" style:font-size-asian="12pt" style:font-size-complex="12pt"/>
    </style:style>
    <style:style style:name="T1" style:family="text">
      <style:text-properties fo:font-size="11pt" style:font-size-asian="11pt" style:font-size-complex="11pt"/>
    </style:style>
    <style:style style:name="T2" style:family="text">
      <style:text-properties style:font-name="Arial"/>
    </style:style>
    <style:style style:name="T3" style:family="text">
      <style:text-properties style:font-name="Arial" fo:font-weight="normal" style:font-weight-asian="normal" style:font-weight-complex="normal"/>
    </style:style>
    <style:style style:name="T4" style:family="text">
      <style:text-properties style:font-name="Arial" fo:font-size="14pt" style:font-size-asian="14pt" style:font-size-complex="14pt"/>
    </style:style>
    <style:style style:name="T5" style:family="text">
      <style:text-properties style:font-name="Arial" fo:font-size="14pt" fo:font-weight="bold" style:font-size-asian="14pt" style:font-weight-asian="bold" style:font-size-complex="14pt" style:font-weight-complex="bold"/>
    </style:style>
    <style:style style:name="T6" style:family="text">
      <style:text-properties style:font-name="Arial" fo:font-size="12pt" style:font-size-asian="12pt" style:font-size-complex="12pt"/>
    </style:style>
    <style:style style:name="T7" style:family="text">
      <style:text-properties style:font-name="Arial" fo:font-size="12pt" fo:font-style="italic" style:font-size-asian="12pt" style:font-style-asian="italic" style:font-size-complex="12pt" style:font-style-complex="italic"/>
    </style:style>
    <style:style style:name="T8"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9" style:family="text">
      <style:text-properties style:font-name="Arial" fo:font-size="12pt" fo:font-style="normal" style:font-size-asian="12pt" style:font-style-asian="normal" style:font-size-complex="12pt" style:font-style-complex="normal"/>
    </style:style>
    <style:style style:name="T10"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style:font-name="Arial" fo:font-size="12pt" fo:font-weight="normal" style:font-size-asian="12pt" style:font-weight-asian="normal" style:font-size-complex="12pt" style:font-weight-complex="normal"/>
    </style:style>
    <style:style style:name="T12" style:family="text">
      <style:text-properties style:font-name="Arial" fo:font-size="8pt" style:font-size-asian="8pt" style:font-size-complex="8pt"/>
    </style:style>
    <style:style style:name="T13" style:family="text">
      <style:text-properties style:font-name="Arial" fo:font-weight="bold" style:font-weight-asian="bold" style:font-weight-complex="bold"/>
    </style:style>
    <style:style style:name="T14" style:family="text">
      <style:text-properties style:font-name="Arial" fo:font-size="11pt" fo:font-weight="normal" style:font-size-asian="11pt" style:font-weight-asian="normal" style:font-size-complex="11pt" style:font-weight-complex="normal"/>
    </style:style>
    <style:style style:name="T15" style:family="text">
      <style:text-properties style:font-name="Arial" fo:font-size="11pt" style:font-size-asian="11pt" style:font-size-complex="11pt"/>
    </style:style>
    <style:style style:name="T16" style:family="text">
      <style:text-properties style:font-name="Courier New1"/>
    </style:style>
    <style:style style:name="T17" style:family="text">
      <style:text-properties style:font-name="Courier New1" fo:font-size="11pt" style:font-size-asian="11pt" style:font-size-complex="11pt"/>
    </style:style>
    <style:style style:name="T18" style:family="text">
      <style:text-properties style:font-name="Courier New1" fo:font-size="11pt" fo:font-style="normal" style:font-size-asian="11pt" style:font-style-asian="normal" style:font-size-complex="11pt" style:font-style-complex="normal"/>
    </style:style>
    <style:style style:name="T19" style:family="text">
      <style:text-properties style:font-name="Courier New1" fo:font-size="11pt" fo:font-style="normal" fo:font-weight="normal" style:font-size-asian="11pt" style:font-style-asian="normal" style:font-weight-asian="normal" style:font-size-complex="11pt" style:font-style-complex="normal" style:font-weight-complex="normal"/>
    </style:style>
    <style:style style:name="T20" style:family="text">
      <style:text-properties style:font-name="Courier New1" fo:font-weight="normal" style:font-weight-asian="normal" style:font-weight-complex="normal"/>
    </style:style>
    <style:style style:name="T21" style:family="text">
      <style:text-properties fo:font-style="normal" style:font-size-asian="11pt" style:font-style-asian="normal" style:font-size-complex="11pt" style:font-style-complex="normal"/>
    </style:style>
    <style:style style:name="T22" style:family="text">
      <style:text-properties style:font-name="Courier New1"/>
    </style:style>
  </office:automatic-styles>
  <office:body>
    <office:text>
      <office:forms form:automatic-focus="false" form:apply-design-mode="false">
        <form:form form:apply-filter="true" form:method="post" form:control-implementation="ooo:com.sun.star.form.component.Form" office:target-frame="" xlink:href="/translate_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églages Avancés</text:h>
      <text:p text:style-name="Text_20_body">Cette section contient des détails pour les utilisateurs avertis.</text:p>
      <text:h text:style-name="Heading_20_2" text:outline-level="2">Configurer automatiquement ClamWin pour de nouveaux utilisateurs Windows</text:h>
      <text:p text:style-name="Text_20_body">Si une version du fichier clamwin.conf est dans le répertoire <text:s/>des exécutables ClamWin ("C:\Program Files\ClamWin\bin" dans le cas d'une installation par défaut), alors ce fichier de configuration sera utilisé par défaut pour configurer ClamWin pour tout nouvel utilisateur.</text:p>
      <text:p text:style-name="Text_20_body">Si vous devez créer plusieurs nouveaux comptes d'utilisateurs ou si vous avez installé ClamWin sur un ordinateur qui contient plusieurs compte, il est recommandé de créer un fichier de configuration par défaut et de le placer à <text:s/>cette endroit.</text:p>
      <text:h text:style-name="Heading_20_2" text:outline-level="2">Lancer une Analyse Antivirale en Ligne de Commande</text:h>
      <text:p text:style-name="P1">ClamWin peut être lancé en ligne de commande, à partir d'un fichier batch par exemple. Pour obtenir la liste complète des paramètres disponibles en ligne de commande, rendez-vous dans le répertoire contenant les fichiers exécutables ("C:\Program Files\ClamWin\bin" dans le cas d'une installation par défaut) et entrez la commande</text:p>
      <text:p text:style-name="Text_20_body"><text:span text:style-name="Source_20_Text"><text:span text:style-name="T17">clamscan.exe --help</text:span></text:span></text:p>
      <text:p text:style-name="Text_20_body"><text:span text:style-name="Source_20_Text"><text:span text:style-name="T11">Le répertoire des signatures des virus </text:span></text:span><text:span text:style-name="Source_20_Text"><text:span text:style-name="T8">doit </text:span></text:span><text:span text:style-name="Source_20_Text"><text:span text:style-name="T10">être indiqué, en utilisant le paramètre </text:span></text:span><text:span text:style-name="Source_20_Text"><text:span text:style-name="T19">--database=FILE/DIR</text:span></text:span><text:span text:style-name="Source_20_Text"><text:span text:style-name="T10">. Dans une installation par défaut, la commande pour scanner le disque C: en entier est:</text:span></text:span></text:p>
      <text:p text:style-name="Text_20_body"><text:span text:style-name="Source_20_Text"><text:span text:style-name="T17">clamscan.exe --database="C:\Program Files\ClamWin\db" --recursive C:\</text:span></text:span></text:p>
      <text:p text:style-name="Text_20_body"><text:span text:style-name="Source_20_Text"><text:span text:style-name="T6">Notez bien que l'utilisation du paramètre </text:span></text:span><text:span text:style-name="Source_20_Text"><text:span text:style-name="T17">--recursive</text:span></text:span><text:span text:style-name="Source_20_Text"><text:span text:style-name="T6"> sert à s'assurer que les sous-répertoires soient analysés.</text:span></text:span></text:p>
      <text:p text:style-name="Text_20_body"><text:span text:style-name="Source_20_Text"><text:span text:style-name="T6">Quand ClamWin est lancé en ligne de commande, une valeur sera retournée, indiquant si un virus a été trouvé ou non. Si aucun virus n'a été trouvé, la valeur retournée sera 0. Si un virus a été trouvé, la valeur sera 1. Tout autre valeur retournée indique une erreur.</text:span></text:span></text:p>
      <text:h text:style-name="Heading_20_2" text:outline-level="2"><text:span text:style-name="Source_20_Text"><text:span text:style-name="T4">Mettre à Jour les Signatures des Virus en Ligne de Commande</text:span></text:span></text:h>
      <text:p text:style-name="Text_20_body">ClamWin utilise <text:span text:style-name="Source_20_Text">freshclam.exe</text:span> pour mettre à jour les signatures des virus. Comme pour le programme d'analyse <text:span text:style-name="Source_20_Text">clamscan.exe</text:span>, ce programme peu être lancé en ligne de commande, à partir d'un fichier batch, etc. Pour obtenir la liste complète des paramètres disponibles en ligne de commande, rendez-vous dans le répertoire contenant les fichiers exécutables ("C:\Program Files\ClamWin\bin" <text:span text:style-name="T6">dans le cas d'une installation par défaut</text:span>) <text:span text:style-name="T6">et entrez la commande</text:span></text:p>
      <text:p text:style-name="Text_20_body"><text:span text:style-name="Source_20_Text"><text:span text:style-name="T1">freshclam.exe –help</text:span></text:span></text:p>
      <text:p text:style-name="Text_20_body"><text:span text:style-name="Source_20_Text"><text:span text:style-name="T6">Le répertoire des signatures des virus ainsi que le fichier de configuration </text:span></text:span><text:span text:style-name="Source_20_Text"><text:span text:style-name="T7">doivent</text:span></text:span><text:span text:style-name="Source_20_Text"><text:span text:style-name="T9"> être indiqués. ClamWin génère un fichier de configuration freshclam à la volée, donc vous devrez créer le votre. Le fichier de configuration est un fichier texte. Reportez-vous à la </text:span></text:span><text:a xlink:type="simple" xlink:href="http://www.clamav.net/doc/" office:target-frame-name="_top" xlink:show="replace"><text:span text:style-name="Source_20_Text"><text:span text:style-name="T9">Documentation de ClamAV</text:span></text:span></text:a><text:span text:style-name="Source_20_Text"><text:span text:style-name="T9"> pour plus de détails sur ce que vous pouvez inclure. Un fichier de configuration freshclam standard peut par exemple avoir les lignes suivantes (les lignes commençant par un # sont des commentaires):</text:span></text:span></text:p>
      <text:p text:style-name="Monospace"><text:span text:style-name="Source_20_Text"><text:span text:style-name="T18"># URL du serveur où le programme doit télécharger les mises à jour des</text:span></text:span></text:p>
      <text:p text:style-name="Monospace"><text:span text:style-name="Source_20_Text"><text:span text:style-name="T18"># signatures des virus. Si cette option est dupliquée avec des valeurs</text:span></text:span></text:p>
      <text:p text:style-name="Monospace"><text:span text:style-name="Source_20_Text"><text:span text:style-name="T21"># différentes; chacune sera essayée dans l'ordre, jusqu'à ce qu'une</text:span></text:span></text:p>
      <text:p text:style-name="Monospace"><text:span text:style-name="Source_20_Text"><text:span text:style-name="T21">#</text:span></text:span><text:span text:style-name="Source_20_Text"><text:span text:style-name="T21"> mise à jour soit téléchargée avec succès.</text:span></text:span></text:p>
      <text:p text:style-name="Monospace"><text:span text:style-name="Source_20_Text"><text:span text:style-name="T18">DatabaseMirror database.clamav.net</text:span></text:span></text:p>
      <text:p text:style-name="Monospace"><text:span text:style-name="Source_20_Text"><text:span text:style-name="T18"># Nombre d'essais pour chaque miroir avant de passer au suivant</text:span></text:span></text:p>
      <text:p text:style-name="Monospace"><text:span text:style-name="Source_20_Text"><text:span text:style-name="T18">MaxAttempts 3</text:span></text:span></text:p>
      <text:p text:style-name="Text_20_body"><text:span text:style-name="Source_20_Text"><text:span text:style-name="T12"/></text:span></text:p>
      <text:p text:style-name="Text_20_body"><text:span text:style-name="Source_20_Text"><text:span text:style-name="T6">Une fois que le fichier de configuration de freshclam a été crée, freshclam peut être lancé par une ligne de commande analogue à celle ci-dessous:</text:span></text:span></text:p>
      <text:p text:style-name="Monospace"><text:span text:style-name="Source_20_Text"><text:span text:style-name="T17">freshclam --datadir="C:\Documents and Settings\All Users\.clamwin\db" --config-file="C:\Program Files\ClamWin\bin\freshclam.conf"</text:span></text:span></text:p>
      <text:h text:style-name="Heading_20_2" text:outline-level="2"><text:span text:style-name="Source_20_Text"><text:span text:style-name="T4">Obtenir les Mises à Jour à partir d'un Serveur Local</text:span></text:span></text:h>
      <text:p text:style-name="Text_20_body"><text:span text:style-name="Source_20_Text"><text:span text:style-name="T2">Si vous avez installé ClamWin sur plusieurs ordinateurs en réseau, vous pouvez souhaiter qu'un seul des ordinateurs ne télécharge les mises à jour à partir d'Internet, les autres se mettant à jour à partir du réseau local. Ceci peut-être fait de trois manières.</text:span></text:span></text:p>
      <text:p text:style-name="Text_20_body"><text:span text:style-name="Source_20_Text"><text:span text:style-name="T2">La première méthode (et la plus préférable) nécessite un serveur web. Ce serveur web doit avoir les fichiers main.cvd et daily.cvd dans le répertoire web racine. Il devrait être possible de télécharger les fichiers en pointant le navigateur Internet sur </text:span></text:span><text:span text:style-name="Source_20_Text"><text:span text:style-name="T16">http://YOURSERVERNAME/main.cvd</text:span></text:span><text:span text:style-name="Source_20_Text"><text:span text:style-name="T2"> et </text:span></text:span><text:span text:style-name="Source_20_Text"><text:span text:style-name="T16">http://YOURSERVERNAME/daily.cvd</text:span></text:span></text:p>
      <text:p text:style-name="Text_20_body"><text:span text:style-name="Source_20_Text"><text:span text:style-name="T2">Dans l'onglet </text:span></text:span><text:span text:style-name="Source_20_Text"><text:span text:style-name="T13">Internet Updates (Mises à jour en ligne)</text:span></text:span><text:span text:style-name="Source_20_Text"><text:span text:style-name="T2"> de ClamWin, entrez l'adresse IP ou le nom de domaine du serveur dans la boîte de texte intitulée </text:span></text:span><text:span text:style-name="Source_20_Text"><text:span text:style-name="T13">Download Site (Site de Téléchargement)</text:span></text:span><text:span text:style-name="Source_20_Text"><text:span text:style-name="T3">. N'indiquez pas autre chose q'une adresse IP ou un nom de domaine (ex </text:span></text:span><text:span text:style-name="Source_20_Text"><text:span text:style-name="T20">192.168.1.1</text:span></text:span><text:span text:style-name="Source_20_Text"><text:span text:style-name="T3"> est correcte, </text:span></text:span><text:span text:style-name="Source_20_Text"><text:span text:style-name="T20">http://192.168.1.1/</text:span></text:span><text:span text:style-name="Source_20_Text"><text:span text:style-name="T3"> est incorrecte). ClamWin sollicitera les mises à jour auprès du serveur web local, au lieu de le faire auprès du serveur Internet distant.</text:span></text:span></text:p>
      <text:p text:style-name="Text_20_body"><text:span text:style-name="Source_20_Text"><text:span text:style-name="T2">La deuxième méthode est de mettre en place un fichier batch ou tout auter équivalent qui copie les fichiers </text:span></text:span><text:span text:style-name="Source_20_Text"><text:span text:style-name="T16">main.cvd</text:span></text:span><text:span text:style-name="Source_20_Text"><text:span text:style-name="T2"> et </text:span></text:span><text:span text:style-name="Source_20_Text"><text:span text:style-name="T16">daily.cvd</text:span></text:span><text:span text:style-name="Source_20_Text"><text:span text:style-name="T2"> à partir du serveur sur l'emplacement adapté des ordinateurs clients, en écrasant les versions existantes. Le système de tâches programmées de Windows peut être utilisé pour lancer ce fichier batch aussi souvent que necessaire. Désactivez l'option </text:span></text:span><text:span text:style-name="Source_20_Text"><text:span text:style-name="T13">Enable Automatic Virus Database Updates (Activer les Mises à Jour Automatiquement des Signatures de Virus)</text:span></text:span><text:span text:style-name="Source_20_Text"><text:span text:style-name="T2"> de ClamWin, de manière à ce qu'il ne sollicite pas les mises à jour auprès du serveur Internet distant.</text:span></text:span></text:p>
      <text:p text:style-name="Text_20_body"><text:span text:style-name="Source_20_Text"><text:span text:style-name="T2">La troisième méthode est de configurer le Dossier des Signatures des Virus de toutes les copies de ClamWin comme étant le même dossier partagé (ex </text:span></text:span><text:span text:style-name="Source_20_Text"><text:span text:style-name="T16">\\SERVER-NAME\SHARED-DRIVE\db</text:span></text:span><text:span text:style-name="Source_20_Text"><text:span text:style-name="T2">). Notez que, dans ce cas, seulement une copie de ClamWin (de préférence la copie sur le serveur) peut-être configurer pour mettre à jour automatiquement les signatures des virus.</text:span></text:span></text:p>
      <text:h text:style-name="Heading_20_2" text:outline-level="2"><text:span text:style-name="Source_20_Text"><text:span text:style-name="T5">Mettre à Jour Manuellement les Signatures des Virus</text:span></text:span></text:h>
      <text:p text:style-name="Text_20_body"><text:span text:style-name="Source_20_Text"><text:span text:style-name="T3">Pour mettre à jour manuellement les signatures des virus, téléchargez les fichiers de définitions de virus </text:span></text:span><text:span text:style-name="Source_20_Text"><text:span text:style-name="T20">main.cvd</text:span></text:span><text:span text:style-name="Source_20_Text"><text:span text:style-name="T3"> et</text:span></text:span><text:span text:style-name="Source_20_Text"><text:span text:style-name="T20"> daily.cvd</text:span></text:span><text:span text:style-name="Source_20_Text"><text:span text:style-name="T14"> et copiez les dans le dossier de définitions de virus de ClamWin</text:span></text:span><text:span text:style-name="T15">, en écrasant les fichiers existants. Les fichiers de définitions de virus peuvent être téléchargés à partir du site de ClamAV: </text:span><text:a xlink:type="simple" xlink:href="http://www.clamav.net/lang-pref/fr/"><text:span text:style-name="T15">www.clamav.ne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1" svg:font-family="'Courier New'" style:font-family-generic="modern" style:font-pitch="fixed"/>
    <style:font-face style:name="Courier New" svg:font-family="'Courier New'" style:font-adornments="Regular"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Monospace" style:family="paragraph" style:parent-style-name="Text_20_body" style:next-style-name="Text_20_body" style:master-page-name="">
      <style:paragraph-properties fo:margin-top="0cm" fo:margin-bottom="0cm"/>
      <style:text-properties style:font-name="Courier New" fo:font-size="11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1" fo:font-size="11pt" style:font-name-asian="Courier New1" style:font-name-complex="Courier New1"/>
    </style:style>
    <style:style style:name="Teletype" style:family="text">
      <style:text-properties style:font-name="Courier New1" style:font-name-asian="Courier New1" style:font-name-complex="Courier New1"/>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4-26T21:53:29</meta:creation-date>
    <dc:date>2007-07-09T17:03:22</dc:date>
    <dc:language>en-GB</dc:language>
    <meta:editing-cycles>39</meta:editing-cycles>
    <meta:editing-duration>PT4H13M46S</meta:editing-duration>
    <meta:user-defined meta:name="Info 1"/>
    <meta:user-defined meta:name="Info 2"/>
    <meta:user-defined meta:name="Info 3"/>
    <meta:user-defined meta:name="Info 4"/>
    <meta:document-statistic meta:table-count="0" meta:image-count="0" meta:object-count="0" meta:page-count="2" meta:paragraph-count="33" meta:word-count="908" meta:character-count="5764"/>
  </office:meta>
</office:document-meta>
</file>